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9.55cm" table:align="left"/>
    </style:style>
    <style:style style:name="Tabela1.A" style:family="table-column">
      <style:table-column-properties style:column-width="9.55cm"/>
    </style:style>
    <style:style style:name="Tabela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ela2" style:family="table">
      <style:table-properties style:width="13.49cm" table:align="left"/>
    </style:style>
    <style:style style:name="Tabela2.A" style:family="table-column">
      <style:table-column-properties style:column-width="13.49cm"/>
    </style:style>
    <style:style style:name="Tabela2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ela3" style:family="table">
      <style:table-properties style:width="15.635cm" table:align="left"/>
    </style:style>
    <style:style style:name="Tabela3.A" style:family="table-column">
      <style:table-column-properties style:column-width="15.635cm"/>
    </style:style>
    <style:style style:name="Tabela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ela4" style:family="table">
      <style:table-properties style:width="19.971cm" table:align="left"/>
    </style:style>
    <style:style style:name="Tabela4.A" style:family="table-column">
      <style:table-column-properties style:column-width="19.971cm"/>
    </style:style>
    <style:style style:name="Tabela4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ela5" style:family="table">
      <style:table-properties style:width="15.57cm" table:align="left"/>
    </style:style>
    <style:style style:name="Tabela5.A" style:family="table-column">
      <style:table-column-properties style:column-width="15.57cm"/>
    </style:style>
    <style:style style:name="Tabela5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fo:background-color="transparent" fo:padding="0cm" fo:border="none">
        <style:background-image/>
      </style:paragraph-properties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fo:background-color="#ffffff" fo:padding="0cm" fo:border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464646" style:font-name="Open Sans" fo:font-size="10.5pt" fo:letter-spacing="normal" fo:font-style="normal" fo:font-weight="normal"/>
    </style:style>
    <style:style style:name="P4" style:family="paragraph" style:parent-style-name="Heading_20_1">
      <style:text-properties fo:font-variant="normal" fo:text-transform="none" fo:color="#494b4b" style:font-name="Open Sans" fo:font-size="36pt" fo:letter-spacing="-0.053cm" fo:font-style="normal" fo:font-weight="bold" fo:background-color="#ffffff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style:font-name="monospace" fo:font-size="9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color="#000000" style:font-name="monospace" fo:font-size="9pt" fo:font-weight="bold" fo:background-color="transparen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color="#009900" style:font-name="monospace" fo:font-size="9pt" fo:background-color="transparent"/>
    </style:style>
    <style:style style:name="P9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background-color="transparent" fo:padding="0cm" fo:border="none">
        <style:background-image/>
      </style:paragraph-properties>
      <style:text-properties style:font-name="monospace" fo:font-size="9pt"/>
    </style:style>
    <style:style style:name="P10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background-color="transparent" fo:padding="0cm" fo:border="none">
        <style:background-image/>
      </style:paragraph-properties>
    </style:style>
    <style:style style:name="P11" style:family="paragraph" style:parent-style-name="Preformatted_20_Text">
      <style:paragraph-properties fo:margin-left="-1.931cm" fo:margin-right="0cm" fo:margin-top="0cm" fo:margin-bottom="0cm" style:contextual-spacing="false" style:line-height-at-least="0.423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T1" style:family="text">
      <style:text-properties fo:font-variant="normal" fo:text-transform="none" fo:color="#4a4b4b" style:font-name="Open Sans" fo:font-size="13.5pt" fo:letter-spacing="normal" fo:font-style="normal" fo:font-weight="normal" fo:background-color="#ffffff"/>
    </style:style>
    <style:style style:name="T2" style:family="text">
      <style:text-properties fo:font-variant="normal" fo:text-transform="none" fo:color="#4a4b4b" style:text-line-through-style="none" style:font-name="Open Sans" fo:font-size="13.5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1c1c1c" style:font-name="Open Sans" fo:font-size="10.5pt" fo:letter-spacing="normal" fo:font-style="normal" fo:font-weight="bold" fo:background-color="transparent"/>
    </style:style>
    <style:style style:name="T4" style:family="text">
      <style:text-properties fo:font-variant="normal" fo:text-transform="none" fo:color="#464646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6ab3b2" style:text-line-through-style="none" style:font-name="Open Sans" fo:font-size="10.5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color="#000000" fo:font-weight="bold" fo:background-color="transparent"/>
    </style:style>
    <style:style style:name="T7" style:family="text">
      <style:text-properties fo:color="#000000" style:font-name="monospace" fo:font-size="9pt" fo:font-weight="bold" fo:background-color="transparent"/>
    </style:style>
    <style:style style:name="T8" style:family="text">
      <style:text-properties fo:color="#b1b100" fo:background-color="transparent"/>
    </style:style>
    <style:style style:name="T9" style:family="text">
      <style:text-properties fo:color="#b1b100" style:font-name="monospace" fo:font-size="9pt" fo:background-color="transparent"/>
    </style:style>
    <style:style style:name="T10" style:family="text">
      <style:text-properties fo:color="#0000ff" fo:background-color="transparent"/>
    </style:style>
    <style:style style:name="T11" style:family="text">
      <style:text-properties fo:color="#0000ff" style:font-name="monospace" fo:font-size="9pt" fo:background-color="transparent"/>
    </style:style>
    <style:style style:name="T12" style:family="text">
      <style:text-properties fo:color="#339933" fo:background-color="transparent"/>
    </style:style>
    <style:style style:name="T13" style:family="text">
      <style:text-properties fo:color="#339933" style:font-name="monospace" fo:font-size="9pt" fo:background-color="transparent"/>
    </style:style>
    <style:style style:name="T14" style:family="text">
      <style:text-properties style:font-name="monospace" fo:font-size="9pt"/>
    </style:style>
    <style:style style:name="T15" style:family="text">
      <style:text-properties fo:color="#000088" fo:background-color="transparent"/>
    </style:style>
    <style:style style:name="T16" style:family="text">
      <style:text-properties fo:color="#000088" style:font-name="monospace" fo:font-size="9pt" fo:background-color="transparent"/>
    </style:style>
    <style:style style:name="T17" style:family="text">
      <style:text-properties fo:color="#990000" fo:background-color="transparent"/>
    </style:style>
    <style:style style:name="T18" style:family="text">
      <style:text-properties fo:color="#990000" style:font-name="monospace" fo:font-size="9pt" fo:background-color="transparent"/>
    </style:style>
    <style:style style:name="T19" style:family="text">
      <style:text-properties fo:color="#009900" fo:background-color="transparent"/>
    </style:style>
    <style:style style:name="T20" style:family="text">
      <style:text-properties fo:color="#009900" style:font-name="monospace" fo:font-size="9pt" fo:background-color="transparent"/>
    </style:style>
    <style:style style:name="T21" style:family="text">
      <style:text-properties fo:color="#cc66cc" fo:background-color="transparent"/>
    </style:style>
    <style:style style:name="T22" style:family="text">
      <style:text-properties fo:color="#cc66cc" style:font-name="monospace" fo:font-size="9pt" fo:background-color="transparent"/>
    </style:style>
    <style:style style:name="T23" style:family="text">
      <style:text-properties fo:color="#3366cc" fo:background-color="transparent"/>
    </style:style>
    <style:style style:name="T24" style:family="text">
      <style:text-properties fo:color="#3366cc" style:font-name="monospace" fo:font-size="9pt" fo:background-color="transparent"/>
    </style:style>
    <style:style style:name="T25" style:family="text">
      <style:text-properties fo:color="#000066" fo:font-weight="bold" fo:background-color="transparent"/>
    </style:style>
    <style:style style:name="T26" style:family="text">
      <style:text-properties fo:color="#000066" style:font-name="monospace" fo:font-size="9pt" fo:font-weight="bold" fo:background-color="transparent"/>
    </style:style>
    <style:style style:name="T27" style:family="text">
      <style:text-properties fo:color="#660066" style:font-name="monospace" fo:font-size="9pt" fo:background-color="transparent"/>
    </style:style>
    <style:style style:name="T28" style:family="text">
      <style:text-properties fo:color="#006699" fo:font-weight="bold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rregar combobox de cidade/estado com Ajax/PHP/MySQL</text:h>
      <text:p text:style-name="P1"><text:span text:style-name="T1">Posted in </text:span><text:a xlink:type="simple" xlink:href="http://www.marcelokenji.com.br/category/ajax/"><text:span text:style-name="T2">Ajax</text:span></text:a><text:span text:style-name="T1">, </text:span><text:a xlink:type="simple" xlink:href="http://www.marcelokenji.com.br/category/phpmysql/"><text:span text:style-name="T2">PHP / MySQL</text:span></text:a></text:p>
      <text:p text:style-name="P2"><text:span text:style-name="Strong_20_Emphasis"><text:span text:style-name="T3">UPDATE</text:span></text:span><text:span text:style-name="T4"><text:line-break/>Nesse outro post que escrevi a pouco tempo tem um exemplo parecido a este mas utilizando JQuery. Vale a pena conferir!<text:line-break/></text:span><text:a xlink:type="simple" xlink:href="http://www.marcelokenji.com.br/exemplo-para-carregar-combobox-cidadeestado-com-jquery/"><text:span text:style-name="T5">Carregar combobox cidade/estado com jQuery</text:span></text:a></text:p>
      <text:p text:style-name="Horizontal_20_Line"/>
      <text:p text:style-name="P3">Olá Galera,</text:p>
      <text:p text:style-name="P3">depois de uma semana na correria, resolvi postar um tópico muito importante e bastante utilizando no desenvolvimento de sistemas web. A dica de hoje é sobre a utilização de Ajax – PHP – MySQL no carregamento de combobox.</text:p>
      <text:p text:style-name="P2"><text:span text:style-name="T4">No post anterior, falei sobre </text:span><text:a xlink:type="simple" xlink:href="http://www.marcelokenji.com.br/como-utilizar-o-prototype-javascript-ajax/"><text:span text:style-name="T5">como utilizar o Prototype Javascript – Ajax</text:span></text:a><text:span text:style-name="T4"> e hoje irei dar um exemplo bem prático.<text:line-break/></text:span><text:bookmark text:name="more-158"/><text:span text:style-name="T4"><text:line-break/>Esse exemplo é muito utilizado quando queremos carregar um combobox de cidades a partir do estado selecionado. Com o Prototype Ajax essa tarefa fica muito fácil e prática e o melhor de tudo é que não precisamos recarregar toda a tela de cadastro somente para carregar o combobox de cidades.</text:span></text:p>
      <text:p text:style-name="P2"><text:span text:style-name="T4">Meu exemplo começa com a criação da base de dados no PhpMyAdmin. Após isso teremos que importar as tabelas de cidades e estados.<text:line-break/>O arquivo com as tabelas pode ser baixado através desse link –&gt; </text:span><text:a xlink:type="simple" xlink:href="http://www.marcelokenji.com.br/post_05/dados.rar" office:target-frame-name="_blank" xlink:show="new"><text:span text:style-name="T5">cidades-estados.rar</text:span></text:a></text:p>
      <text:p text:style-name="P3">Selecionando a nossa base de dados no PhpMyAdmin, basta executar o script e pronto! Já teremos nossa base de dados preenchida.</text:p>
      <text:p text:style-name="P3">O próximo passo é configurar o arquivo de conexão com a base de dados. Eu tenho o costume de criar um arquivo somente para essa finalidade, e em cada arquivo que necessito realizar a conexão, faço um include_once “conexao.php”.</text:p>
      <text:p text:style-name="P3">Agora vamos criar a nossa tela com o combobox de estados e popular ele com todos os estados brasileiros. Essa tarefa é bem simples e basta efetuar um select na tabela de estados e um loop para popular os do select, conforme código abaix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<text:span text:style-name="T6">&lt;?php</text:span> </text:p>
            <text:p text:style-name="P6"><text:s/><text:span text:style-name="T9">include</text:span><text:span text:style-name="T14"> </text:span><text:span text:style-name="T11">"conexao.php"</text:span><text:span text:style-name="T13">;</text:span><text:span text:style-name="T14"> </text:span></text:p>
            <text:p text:style-name="P6"><text:s/><text:span text:style-name="T16">$sql</text:span><text:span text:style-name="T14"> </text:span><text:span text:style-name="T13">=</text:span><text:span text:style-name="T14"> </text:span><text:span text:style-name="T11">"SELECT * FROM cad_estados ORDER BY UF"</text:span><text:span text:style-name="T13">;</text:span><text:span text:style-name="T14"> </text:span></text:p>
            <text:p text:style-name="P6"><text:s/><text:span text:style-name="T16">$res</text:span><text:span text:style-name="T14"> </text:span><text:span text:style-name="T13">=</text:span><text:span text:style-name="T14"> </text:span><text:span text:style-name="T18">mysql_query</text:span><text:span text:style-name="T20">(</text:span><text:span text:style-name="T16">$sql</text:span><text:span text:style-name="T13">,</text:span><text:span text:style-name="T16">$conexao</text:span><text:span text:style-name="T20">)</text:span><text:span text:style-name="T13">;</text:span><text:span text:style-name="T14"> </text:span></text:p>
            <text:p text:style-name="P6"><text:s/><text:span text:style-name="T16">$num</text:span><text:span text:style-name="T14"> </text:span><text:span text:style-name="T13">=</text:span><text:span text:style-name="T14"> </text:span><text:span text:style-name="T18">mysql_num_rows</text:span><text:span text:style-name="T20">(</text:span><text:span text:style-name="T16">$res</text:span><text:span text:style-name="T20">)</text:span><text:span text:style-name="T13">;</text:span><text:span text:style-name="T14"> </text:span></text:p>
            <text:p text:style-name="P7">?&gt;</text:p>
          </table:table-cell>
        </table:table-row>
      </table:table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5">&lt;select name="estado" onchange="CarregaCidades(this.value)"&gt;</text:p>
            <text:p text:style-name="P6"><text:s text:c="2"/><text:span text:style-name="T7">&lt;?php</text:span><text:span text:style-name="T14"> </text:span><text:span text:style-name="T9">for</text:span><text:span text:style-name="T20">(</text:span><text:span text:style-name="T16">$i</text:span><text:span text:style-name="T13">=</text:span><text:span text:style-name="T22">0</text:span><text:span text:style-name="T13">;</text:span><text:span text:style-name="T16">$i</text:span><text:span text:style-name="T13">&amp;</text:span><text:span text:style-name="T14">lt</text:span><text:span text:style-name="T13">;</text:span><text:span text:style-name="T16">$num</text:span><text:span text:style-name="T13">;</text:span><text:span text:style-name="T16">$i</text:span><text:span text:style-name="T13">++</text:span><text:span text:style-name="T20">){</text:span></text:p>
            <text:p text:style-name="P6"><text:s text:c="5"/><text:span text:style-name="T16">$dados</text:span><text:span text:style-name="T14"> </text:span><text:span text:style-name="T13">=</text:span><text:span text:style-name="T14"> </text:span><text:span text:style-name="T18">mysql_fetch_array</text:span><text:span text:style-name="T20">(</text:span><text:span text:style-name="T16">$res</text:span><text:span text:style-name="T20">)</text:span><text:span text:style-name="T13">;</text:span></text:p>
            <text:p text:style-name="P6"><text:s text:c="5"/><text:span text:style-name="T7">?&gt;</text:span></text:p>
            <text:p text:style-name="P9">&lt;/select&gt;</text:p>
            <text:p text:style-name="P10"> </text:p>
            <text:p text:style-name="P9">&lt;select name="estado" onchange="CarregaCidades(this.value)"&gt;</text:p>
            <text:p text:style-name="P5">&lt;option value="<text:span text:style-name="T6">&lt;?</text:span> <text:span text:style-name="T8">echo</text:span> <text:span text:style-name="T15">$dados</text:span><text:span text:style-name="T19">[</text:span><text:span text:style-name="T10">'id'</text:span><text:span text:style-name="T19">]</text:span><text:span text:style-name="T6">?&gt;</text:span>"&gt;<text:span text:style-name="T6">&lt;?</text:span> <text:span text:style-name="T8">echo</text:span> <text:span text:style-name="T15">$dados</text:span><text:span text:style-name="T19">[</text:span><text:span text:style-name="T10">'UF'</text:span><text:span text:style-name="T19">]</text:span><text:span text:style-name="T6">?&gt;</text:span>&lt;/option&gt;</text:p>
            <text:p text:style-name="P9">&lt;/select&gt;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<text:span text:style-name="T12">&lt;</text:span>select id<text:span text:style-name="T12">=</text:span><text:span text:style-name="T10">"estado"</text:span> name<text:span text:style-name="T12">=</text:span><text:span text:style-name="T10">"estado"</text:span> onchange<text:span text:style-name="T12">=</text:span><text:span text:style-name="T10">"CarregaCidades(this.value)"</text:span><text:span text:style-name="T12">&gt;&lt;/</text:span>select<text:span text:style-name="T12">&gt;</text:span></text:p>
          </table:table-cell>
        </table:table-row>
      </table:table>
      <text:p text:style-name="P3">Agora que vem a parte legal da brincadeira…</text:p>
      <text:p text:style-name="P3">Acima no método onchange do combobox do estado coloquei uma chamada para a função javascript CarregaCidades. Essa função é responsável por instanciar o prototype Ajax e requistar as cidades de acordo com o que foi selecionado no estado. Abaixo segue o código da função javascript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<text:span text:style-name="T12">&lt;</text:span>script type<text:span text:style-name="T12">=</text:span><text:span text:style-name="T23">"text/javascript"</text:span> language<text:span text:style-name="T12">=</text:span><text:span text:style-name="T23">"javascript"</text:span><text:span text:style-name="T12">&gt;</text:span></text:p>
            <text:p text:style-name="P5"><text:span text:style-name="T25">function</text:span> CarregaCidades<text:span text:style-name="T19">(</text:span>codEstado<text:span text:style-name="T19">)</text:span></text:p>
            <text:p text:style-name="P8">{</text:p>
            <text:p text:style-name="P6"><text:s text:c="8"/><text:span text:style-name="T26">if</text:span><text:span text:style-name="T20">(</text:span><text:span text:style-name="T14">codEstado</text:span><text:span text:style-name="T20">){</text:span></text:p>
            <text:p text:style-name="P11"><text:s text:c="16"/><text:span text:style-name="T26">var</text:span><text:span text:style-name="T14"> myAjax </text:span><text:span text:style-name="T13">=</text:span><text:span text:style-name="T14"> </text:span><text:span text:style-name="T26">new</text:span><text:span text:style-name="T14"> Ajax.</text:span><text:span text:style-name="T27">Updater</text:span><text:span text:style-name="T20">(</text:span><text:span text:style-name="T24">'cidadeAjax'</text:span><text:span text:style-name="T13">,</text:span><text:span text:style-name="T24">'carrega_cidades.php?codEstado='</text:span><text:span text:style-name="T13">+</text:span><text:span text:style-name="T14">codEstado</text:span><text:span text:style-name="T13">,</text:span></text:p>
            <text:p text:style-name="P6"><text:s text:c="16"/><text:span text:style-name="T20">{</text:span></text:p>
            <text:p text:style-name="P6"><text:s text:c="24"/><text:span text:style-name="T14">method </text:span><text:span text:style-name="T13">:</text:span><text:span text:style-name="T14"> </text:span><text:span text:style-name="T24">'get'</text:span><text:span text:style-name="T13">,</text:span></text:p>
            <text:p text:style-name="P6"><text:s text:c="16"/><text:span text:style-name="T20">})</text:span><text:span text:style-name="T14"> </text:span><text:span text:style-name="T13">;</text:span></text:p>
            <text:p text:style-name="P6"><text:s text:c="8"/><text:span text:style-name="T20">}</text:span><text:span text:style-name="T14"> <text:s text:c="6"/></text:span></text:p>
            <text:p text:style-name="P8">}</text:p>
            <text:p text:style-name="P5"><text:span text:style-name="T12">&lt;/</text:span>script<text:span text:style-name="T12">&gt;</text:span></text:p>
          </table:table-cell>
        </table:table-row>
      </table:table>
      <text:p text:style-name="P3">Neste código acima, é requisitado o método Ajax.Updater que é responsável por chamar o arquivo carrega_cidades.php passando o parametro codEstado com o código do estado selecionado. O retorno do arquivo é colocado dentro da div cidadeAjax. Abaixo segue o código do arquivo carrega_cidades.php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">&lt;?</text:p>
            <text:p text:style-name="P5"><text:span text:style-name="T8">include</text:span> <text:span text:style-name="T10">"conexao.php"</text:span><text:span text:style-name="T12">;</text:span></text:p>
            <text:p text:style-name="P10"> </text:p>
            <text:p text:style-name="P5"><text:span text:style-name="T15">$codEstado</text:span> <text:span text:style-name="T12">=</text:span> <text:span text:style-name="T15">$_GET</text:span><text:span text:style-name="T19">[</text:span><text:span text:style-name="T10">'codEstado'</text:span><text:span text:style-name="T19">]</text:span><text:span text:style-name="T12">;</text:span></text:p>
            <text:p text:style-name="P10"> </text:p>
            <text:p text:style-name="P5"><text:span text:style-name="T15">$sql</text:span> <text:span text:style-name="T12">=</text:span> <text:span text:style-name="T10">"SELECT id, nome FROM cad_cidades WHERE estado=</text:span><text:span text:style-name="T28">$codEstado</text:span><text:span text:style-name="T10">"</text:span><text:span text:style-name="T12">;</text:span></text:p>
            <text:p text:style-name="P5"><text:span text:style-name="T15">$res</text:span> <text:span text:style-name="T12">=</text:span> <text:span text:style-name="T17">mysql_query</text:span><text:span text:style-name="T19">(</text:span><text:span text:style-name="T15">$sql</text:span><text:span text:style-name="T12">,</text:span><text:span text:style-name="T15">$conexao</text:span><text:span text:style-name="T19">)</text:span><text:span text:style-name="T12">;</text:span></text:p>
            <text:p text:style-name="P5"><text:span text:style-name="T15">$num_cidades</text:span> <text:span text:style-name="T12">=</text:span> <text:span text:style-name="T17">mysql_num_rows</text:span><text:span text:style-name="T19">(</text:span><text:span text:style-name="T15">$res</text:span><text:span text:style-name="T19">)</text:span><text:span text:style-name="T12">;</text:span></text:p>
            <text:p text:style-name="P10"> </text:p>
            <text:p text:style-name="P7">?&gt;</text:p>
            <text:p text:style-name="P9">&lt;select name="cidade" id="cidade"&gt;</text:p>
            <text:p text:style-name="P5"><text:span text:style-name="T6">&lt;?</text:span> <text:span text:style-name="T8">for</text:span><text:span text:style-name="T19">(</text:span><text:span text:style-name="T15">$j</text:span><text:span text:style-name="T12">=</text:span><text:span text:style-name="T21">0</text:span><text:span text:style-name="T12">;</text:span><text:span text:style-name="T15">$j</text:span><text:span text:style-name="T12">&lt;</text:span><text:span text:style-name="T15">$num_cidades</text:span><text:span text:style-name="T12">;</text:span><text:span text:style-name="T15">$j</text:span><text:span text:style-name="T12">++</text:span><text:span text:style-name="T19">){</text:span></text:p>
            <text:p text:style-name="P6"><text:s text:c="8"/><text:span text:style-name="T16">$dados</text:span><text:span text:style-name="T14"> </text:span><text:span text:style-name="T13">=</text:span><text:span text:style-name="T14"> </text:span><text:span text:style-name="T18">mysql_fetch_array</text:span><text:span text:style-name="T20">(</text:span><text:span text:style-name="T16">$res</text:span><text:span text:style-name="T20">)</text:span><text:span text:style-name="T13">;</text:span></text:p>
            <text:p text:style-name="P7">?&gt;</text:p>
            <text:p text:style-name="P6"><text:s text:c="8"/><text:span text:style-name="T14">&lt;option value="</text:span><text:span text:style-name="T7">&lt;?</text:span><text:span text:style-name="T14"> </text:span><text:span text:style-name="T9">echo</text:span><text:span text:style-name="T14"> </text:span><text:span text:style-name="T16">$dados</text:span><text:span text:style-name="T20">[</text:span><text:span text:style-name="T11">'id'</text:span><text:span text:style-name="T20">]</text:span><text:span text:style-name="T7">?&gt;</text:span><text:span text:style-name="T14">"&gt;</text:span><text:span text:style-name="T7">&lt;?</text:span><text:span text:style-name="T14"> </text:span><text:span text:style-name="T9">echo</text:span><text:span text:style-name="T14"> </text:span><text:span text:style-name="T16">$dados</text:span><text:span text:style-name="T20">[</text:span><text:span text:style-name="T11">'nome'</text:span><text:span text:style-name="T20">]</text:span><text:span text:style-name="T7">?&gt;</text:span><text:span text:style-name="T14">&lt;/option&gt;</text:span></text:p>
            <text:p text:style-name="P5"><text:span text:style-name="T6">&lt;?</text:span> <text:span text:style-name="T19">}</text:span><text:span text:style-name="T6">?&gt;</text:span></text:p>
            <text:p text:style-name="P9">&lt;/select&gt;</text:p>
          </table:table-cell>
        </table:table-row>
      </table:table>
      <text:p text:style-name="P3">Com isso toda a vez que o usuário seleciona um novo estado no combobox, o javascript é chamado e busca as informações das cidades através do arquivo carrega_cidades.php</text:p>
      <text:p text:style-name="P2"><text:span text:style-name="T4">Neste </text:span><text:a xlink:type="simple" xlink:href="http://www.marcelokenji.com.br/post_05/exemplo.rar" office:target-frame-name="_blank" xlink:show="new"><text:span text:style-name="T5">link</text:span></text:a><text:span text:style-name="T4"> você poderá baixar todos os arquivos que foram explicados neste post.</text:span></text:p>
      <text:p text:style-name="P2"><text:span text:style-name="T4">Bom, é isso galera. Hoje falei sobre uma aplicação prática de como utilizar o Prototype Ajax com banco de dados e PHP.<text:line-break/>Caso tenha alguma dúvida mande um email para marcelokenji@marcelokenji.com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 Sans" svg:font-family="'Open Sans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3:59:43</meta:creation-date>
    <dc:date>2013-06-21T14:00:45</dc:date>
    <meta:editing-duration>P0D</meta:editing-duration>
    <meta:editing-cycles>1</meta:editing-cycles>
    <meta:document-statistic meta:table-count="5" meta:image-count="0" meta:object-count="0" meta:page-count="2" meta:paragraph-count="60" meta:word-count="558" meta:character-count="3979" meta:non-whitespace-character-count="3337"/>
    <meta:generator>LibreOffice/4.0.2.2$Linux_X86_64 LibreOffice_project/400m0$Build-2</meta:generator>
  </office:meta>
</office:document-meta>
</file>